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38ab3"/>
    </style:style>
    <style:style style:name="P2" style:family="paragraph" style:parent-style-name="Standard">
      <style:text-properties officeooo:rsid="00038ab3" officeooo:paragraph-rsid="00038ab3"/>
    </style:style>
    <style:style style:name="T1" style:family="text">
      <style:text-properties officeooo:rsid="00038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rst page</text:h>
      <text:p text:style-name="P2">Text on the first page</text:p>
      <text:p text:style-name="P2">Using 00[0-9]{3} as regular expression re.</text:p>
      <text:p text:style-name="P2">A number matching re on the first page: 00123</text:p>
      <text:p text:style-name="P2">Non-matching numbers:</text:p>
      <text:p text:style-name="P2">000124</text:p>
      <text:p text:style-name="P2">0125</text:p>
      <text:p text:style-name="P2"/>
      <text:h text:style-name="P1" text:outline-level="1"><text:span text:style-name="T1">Second </text:span>page</text:h>
      <text:p text:style-name="P2">Text on the first page</text:p>
      <text:p text:style-name="P2">Using 00[0-9]{3} as regular expression re.</text:p>
      <text:p text:style-name="P2">A number matching re on the second page: 00124</text:p>
      <text:p text:style-name="P2">Non-matching numbers:</text:p>
      <text:p text:style-name="P2">000124</text:p>
      <text:p text:style-name="P2">0125</text:p>
      <text:p text:style-name="P2"/>
      <text:h text:style-name="P1" text:outline-level="1"><text:span text:style-name="T1">Third </text:span>page</text:h>
      <text:p text:style-name="P2">Text on the third page</text:p>
      <text:p text:style-name="P2">Using 00[0-9]{3} as regular expression re.</text:p>
      <text:p text:style-name="P2">This page doesn’t contain matching numbers and belongs to page two</text:p>
      <text:p text:style-name="P2">Non-matching numbers:</text:p>
      <text:p text:style-name="P2">000124</text:p>
      <text:p text:style-name="P2">0125</text:p>
      <text:p text:style-name="P2"/>
      <text:h text:style-name="P1" text:outline-level="1"><text:span text:style-name="T1">Fourth </text:span>page</text:h>
      <text:p text:style-name="P2">Text on the fourth page</text:p>
      <text:p text:style-name="P2">Using 00[0-9]{3} as regular expression re.</text:p>
      <text:p text:style-name="P2">A number matching re on the second page: 00125</text:p>
      <text:p text:style-name="P2">Non-matching numbers:</text:p>
      <text:p text:style-name="P2">000124</text:p>
      <text:p text:style-name="P2">0125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18:23:06.128000000</meta:creation-date>
    <dc:date>2022-04-18T18:30:00.702000000</dc:date>
    <meta:editing-duration>PT6M55S</meta:editing-duration>
    <meta:editing-cycles>1</meta:editing-cycles>
    <meta:document-statistic meta:table-count="0" meta:image-count="0" meta:object-count="0" meta:page-count="4" meta:paragraph-count="28" meta:word-count="106" meta:character-count="626" meta:non-whitespace-character-count="548"/>
    <meta:generator>LibreOffice/7.1.8.1$Windows_X86_64 LibreOffice_project/e1f30c802c3269a1d052614453f260e49458c82c</meta:generator>
  </office:meta>
</office:document-meta>
</file>